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306cm"/>
    </style:style>
    <style:style style:name="co2" style:family="table-column">
      <style:table-column-properties fo:break-before="auto" style:column-width="11.86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5.1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number-columns-repeated="1022" table:default-cell-style-name="Default"/>
        <table:table-row table:style-name="ro1">
          <table:table-cell table:style-name="ce1"/>
          <table:table-cell table:style-name="ce2" office:value-type="string">
            <text:p>Tray 1</text:p>
          </table:table-cell>
          <table:table-cell table:style-name="ce1" office:value-type="string">
            <text:p>Tray 2</text:p>
          </table:table-cell>
          <table:table-cell table:style-name="ce1" office:value-type="string">
            <text:p>Tray 3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base-reinforcement-clamp_2.stl</text:p>
          </table:table-cell>
          <table:table-cell office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>
            <text:p>bowden-extruder-base-clamp.stl</text:p>
          </table:table-cell>
          <table:table-cell office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>
            <text:p>drive-pulley_3off.stl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extruder-bracket-bowden_1off.stl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frame-vertex_6off.stl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office:value-type="string">
            <text:p>pinch-wheel-bracket-603-nema17-bowden.stl</text:p>
          </table:table-cell>
          <table:table-cell office:value-type="string">
            <text:p>Replace</text:p>
          </table:table-cell>
          <table:table-cell table:number-columns-repeated="1022"/>
        </table:table-row>
        <table:table-row table:style-name="ro1">
          <table:table-cell office:value-type="string">
            <text:p>roller-clamp_8off.stl</text:p>
          </table:table-cell>
          <table:table-cell office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>
            <text:p>x-180-bearing-clamp_2off.stl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x-axis-clamp_4off.stl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x-axis-sandwich-clamp_1off.stl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x-axis-spacer_2off.stl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x-bar-clamp_1off.stl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x-bearing-clamp_2off.stl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x-belt-clamp_2off.stl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x-blunt-plate_1off.stl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x-carriage-lower-left_1off.stl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x-carriage-lower-right_1off.stl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x-carriage-upper_1off.stl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x-motor-end-clamp_1off.stl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xlr-bracket_1off.stl</text:p>
          </table:table-cell>
          <table:table-cell/>
          <table:table-cell office:value-type="string">
            <text:p>Redesign</text:p>
          </table:table-cell>
          <table:table-cell table:number-columns-repeated="1021"/>
        </table:table-row>
        <table:table-row table:style-name="ro1">
          <table:table-cell office:value-type="string">
            <text:p>y-bar-clamp_4off.stl</text:p>
          </table:table-cell>
          <table:table-cell/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string">
            <text:p>y-bearing-180.stl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string">
            <text:p>y-bearing-360-bracket1.stl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string">
            <text:p>y-belt-clamp_2.stl</text:p>
          </table:table-cell>
          <table:table-cell/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y-belt-nut-trap.stl</text:p>
          </table:table-cell>
          <table:table-cell/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y-flag.stl</text:p>
          </table:table-cell>
          <table:table-cell/>
          <table:table-cell office:value-type="string">
            <text:p>?</text:p>
          </table:table-cell>
          <table:table-cell table:number-columns-repeated="1021"/>
        </table:table-row>
        <table:table-row table:style-name="ro1">
          <table:table-cell office:value-type="string">
            <text:p>y-idler-bracket_2.stl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y-motor-bracket.stl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z-bar-bottom-clamp.stl</text:p>
          </table:table-cell>
          <table:table-cell/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z-bar-top-clamp_2.stl</text:p>
          </table:table-cell>
          <table:table-cell/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z-driven-pulley-rim-2off.stl</text:p>
          </table:table-cell>
          <table:table-cell/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z-driven-pulley-2off.stl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z-leadscrew-base-motor_2.stl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z-leadscrew-base-tensioner_2.stl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 office:value-type="string">
            <text:p>M6 rods</text:p>
          </table:table-cell>
        </table:table-row>
        <table:table-row table:style-name="ro1">
          <table:table-cell office:value-type="string">
            <text:p>6mm bar</text:p>
          </table:table-cell>
        </table:table-row>
        <table:table-row table:style-name="ro1">
          <table:table-cell office:value-type="string">
            <text:p>M6 nuts</text:p>
          </table:table-cell>
        </table:table-row>
        <table:table-row table:style-name="ro1">
          <table:table-cell office:value-type="string">
            <text:p>M6 washers</text:p>
          </table:table-cell>
        </table:table-row>
        <table:table-row table:style-name="ro1">
          <table:table-cell office:value-type="string">
            <text:p>30 mm M3 caps</text:p>
          </table:table-cell>
        </table:table-row>
        <table:table-row table:style-name="ro1">
          <table:table-cell office:value-type="string">
            <text:p>20 mm M3 caps</text:p>
          </table:table-cell>
        </table:table-row>
        <table:table-row table:style-name="ro1">
          <table:table-cell office:value-type="string">
            <text:p>M3 washers</text:p>
          </table:table-cell>
        </table:table-row>
        <table:table-row table:style-name="ro1">
          <table:table-cell office:value-type="string">
            <text:p>M3 nylocks</text:p>
          </table:table-cell>
        </table:table-row>
        <table:table-row table:style-name="ro1">
          <table:table-cell office:value-type="string">
            <text:p>M3 nut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2">02/09/2010</text:date>, <text:time>00:0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9-02T00:05:43</dc:date>
    <dc:creator>Adrian Bowyer</dc:creator>
    <meta:generator>OpenOffice.org/3.1$Linux OpenOffice.org_project/310m19$Build-9420</meta:generator>
    <meta:editing-duration>PT12H09M18S</meta:editing-duration>
    <meta:editing-cycles>13</meta:editing-cycles>
    <meta:document-statistic meta:table-count="2" meta:cell-count="80" meta:object-count="0"/>
  </office:meta>
</office:document-meta>
</file>